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officeooo:rsid="00175e1d" officeooo:paragraph-rsid="00175e1d"/>
    </style:style>
    <style:style style:name="P3" style:family="paragraph" style:parent-style-name="Source_20_Code">
      <style:text-properties officeooo:rsid="001a4a6f" officeooo:paragraph-rsid="001a4a6f"/>
    </style:style>
    <style:style style:name="P4" style:family="paragraph" style:parent-style-name="Source_20_Code">
      <style:text-properties fo:language="en" fo:country="US"/>
    </style:style>
    <style:style style:name="P5" style:family="paragraph" style:parent-style-name="Source_20_Code">
      <style:text-properties officeooo:rsid="00192964"/>
    </style:style>
    <style:style style:name="P6" style:family="paragraph" style:parent-style-name="Heading_20_2">
      <style:text-properties officeooo:rsid="0013382e" officeooo:paragraph-rsid="0013382e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2">
      <style:text-properties officeooo:rsid="00192964"/>
    </style:style>
    <style:style style:name="P9" style:family="paragraph" style:parent-style-name="Text_20_body">
      <style:text-properties officeooo:paragraph-rsid="001e073d"/>
    </style:style>
    <style:style style:name="P10" style:family="paragraph" style:parent-style-name="Heading_20_1">
      <style:text-properties officeooo:rsid="00116547"/>
    </style:style>
    <style:style style:name="P11" style:family="paragraph" style:parent-style-name="Source_20_Code">
      <style:text-properties officeooo:rsid="001c8e93" officeooo:paragraph-rsid="001c8e93"/>
    </style:style>
    <style:style style:name="P12" style:family="paragraph" style:parent-style-name="Source_20_Code">
      <style:text-properties officeooo:paragraph-rsid="001e073d"/>
    </style:style>
    <style:style style:name="P13" style:family="paragraph" style:parent-style-name="Source_20_Code">
      <style:text-properties officeooo:rsid="001af452" officeooo:paragraph-rsid="001af452"/>
    </style:style>
    <style:style style:name="P14" style:family="paragraph" style:parent-style-name="Source_20_Code">
      <style:text-properties officeooo:rsid="001af452" officeooo:paragraph-rsid="00214b02"/>
    </style:style>
    <style:style style:name="T1" style:family="text">
      <style:text-properties officeooo:rsid="001253dd"/>
    </style:style>
    <style:style style:name="T2" style:family="text">
      <style:text-properties officeooo:rsid="00101da1"/>
    </style:style>
    <style:style style:name="T3" style:family="text">
      <style:text-properties officeooo:rsid="0013382e"/>
    </style:style>
    <style:style style:name="T4" style:family="text">
      <style:text-properties fo:language="en" fo:country="US"/>
    </style:style>
    <style:style style:name="T5" style:family="text">
      <style:text-properties officeooo:rsid="001ab273"/>
    </style:style>
    <style:style style:name="T6" style:family="text">
      <style:text-properties officeooo:rsid="001ae693"/>
    </style:style>
    <style:style style:name="T7" style:family="text">
      <style:text-properties officeooo:rsid="001c8e93"/>
    </style:style>
    <style:style style:name="T8" style:family="text">
      <style:text-properties officeooo:rsid="001e073d"/>
    </style:style>
    <style:style style:name="T9" style:family="text">
      <style:text-properties officeooo:rsid="0020068d"/>
    </style:style>
    <style:style style:name="T10" style:family="text">
      <style:text-properties officeooo:rsid="00214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6">Platform</text:span> installation</text:h>
      <text:h text:style-name="P6" text:outline-level="2">Clone repository</text:h>
      <text:p text:style-name="Source_20_Code"># git clon<text:span text:style-name="T5">e https://</text:span></text:p>
      <text:h text:style-name="Heading_20_2" text:outline-level="2"><text:span text:style-name="T1">Install </text:span><text:span text:style-name="T3">p</text:span><text:span text:style-name="T1">latform </text:span><text:span text:style-name="T3">dependencies</text:span></text:h>
      <text:p text:style-name="Source_20_Code"><text:span text:style-name="T4"># </text:span><text:span text:style-name="T4">sudo </text:span><text:span text:style-name="T4">apt-get install apache2</text:span></text:p>
      <text:p text:style-name="Source_20_Code"># sudo apt-get install php5</text:p>
      <text:p text:style-name="Source_20_Code"># sudo apt-get install mysql-server</text:p>
      <text:p text:style-name="Source_20_Code"># sudo apt-get install phpmyadmin</text:p>
      <text:p text:style-name="Source_20_Code"># sudo apt-get install python-django</text:p>
      <text:p text:style-name="P3"># sudo apt-get install python-django-social-auth</text:p>
      <text:p text:style-name="Source_20_Code"># sudo apt-get install python-mysqldb</text:p>
      <text:p text:style-name="Source_20_Code"># sudo apt-get install python-pygments</text:p>
      <text:p text:style-name="P13"># sudo apt-get install python-libvirt</text:p>
      <text:p text:style-name="P14"><text:span text:style-name="T10"># sudo apt-get install websockify</text:span></text:p>
      <text:h text:style-name="Heading_20_2" text:outline-level="2"><text:span text:style-name="T1">Apache configuration for mod_</text:span><text:span text:style-name="T2">wsgi</text:span></text:h>
      <text:p text:style-name="Source_20_Code"><text:span text:style-name="T4"># </text:span><text:span text:style-name="T4">sudo </text:span><text:span text:style-name="T4">apt-get install libapache2-mod-wsgi</text:span></text:p>
      <text:p text:style-name="Source_20_Code"><text:span text:style-name="T4"># sudo cp </text:span><text:span text:style-name="T4">Aurora/</text:span><text:span text:style-name="T4">extras/</text:span><text:span text:style-name="T4">apache/</text:span><text:span text:style-name="T4">aurora.conf /etc/apache2/conf.d</text:span></text:p>
      <text:p text:style-name="P4"># sudo service apache2 restart</text:p>
      <text:p text:style-name="P4"/>
      <text:p text:style-name="P1">Note: Editing aurora.conf to match your local directory settings may be required.</text:p>
      <text:h text:style-name="P7" text:outline-level="2">Setup database</text:h>
      <text:p text:style-name="P2">Execute the following SQL code to create a user and database for Aurora. Configure your DATABASES variable at settings.py file accordingly.</text:p>
      <text:p text:style-name="Source_20_Code">CREATE USER 'aurora'@'localhost' IDENTIFIED BY '***';</text:p>
      <text:p text:style-name="Source_20_Code">GRANT USAGE ON *.* TO 'aurora'@'localhost' IDENTIFIED BY '***' WITH MAX_QUERIES_PER_HOUR 0 MAX_CONNECTIONS_PER_HOUR 0 MAX_UPDATES_PER_HOUR 0 MAX_USER_CONNECTIONS 0;</text:p>
      <text:p text:style-name="Source_20_Code">CREATE DATABASE IF NOT EXISTS `aurora`;</text:p>
      <text:p text:style-name="Source_20_Code">GRANT ALL PRIVILEGES ON `aurora`.* TO 'aurora'@'localhost';</text:p>
      <text:h text:style-name="P8" text:outline-level="2">Sync Django database <text:span text:style-name="T7">and cache table</text:span></text:h>
      <text:p text:style-name="P5"># cd Aurora</text:p>
      <text:p text:style-name="P5"># python manage.py syncdb</text:p>
      <text:p text:style-name="P11"># python manage.py createcachetable aurora_cache</text:p>
      <text:h text:style-name="Heading_20_2" text:outline-level="2"><text:span text:style-name="T8">Create ssh keys to manage hosts</text:span></text:h>
      <text:p text:style-name="Source_20_Code"><text:span text:style-name="T8"># sudo mkdir /var/www/.ssh</text:span></text:p>
      <text:p text:style-name="P12"><text:span text:style-name="T8"># sudo ssh-keygen -t rsa -f /var/www/.ssh/id_rsa</text:span></text:p>
      <text:p text:style-name="P12"><text:span text:style-name="T8"># sudo chown -R www-data.www-data /var/www/.ssh/</text:span></text:p>
      <text:p text:style-name="P12"><text:span text:style-name="T8"># sudo chmod 700 /var/www/.ssh/</text:span></text:p>
      <text:p text:style-name="P12"><text:span text:style-name="T8"># sudo chmod 600 /var/www/.ssh/id_rsa</text:span></text:p>
      <text:p text:style-name="P12"><text:span text:style-name="T8"/></text:p>
      <text:p text:style-name="P9"><text:span text:style-name="T8">Note: Copy this key into /root/.ssh of managed hosts.</text:span></text:p>
      <text:h text:style-name="Heading_20_2" text:outline-level="2"><text:soft-page-break/><text:span text:style-name="T9">Set permissions to images directory</text:span></text:h>
      <text:p text:style-name="Source_20_Code"><text:span text:style-name="T9"># sudo chmod a+r /var/lib/libvirt/images</text:span></text:p>
      <text:p text:style-name="Source_20_Code"><text:span text:style-name="T9"># sudo chown -R www-data.www-data /var/lib/libvirt/imag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tandard" style:class="text">
      <style:paragraph-properties fo:margin-left="0.3in" fo:margin-right="0in" fo:text-indent="0in" style:auto-text-indent="false">
        <style:tab-stops/>
      </style:paragraph-properties>
      <style:text-properties style:font-name="Courier 10 Pitch" fo:language="en" fo:country="US" officeooo:rsid="000bb950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3-07-18T09:14:41</meta:creation-date>
    <dc:date>2013-07-19T16:34:27</dc:date>
    <dc:creator>Juliano Wickboldt</dc:creator>
    <meta:editing-duration>PT5H47M56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2" meta:paragraph-count="39" meta:word-count="228" meta:character-count="1684" meta:non-whitespace-character-count="1493"/>
  </office:meta>
</office:document-meta>
</file>